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Serif1" svg:font-family="'Liberation Serif'" style:font-family-generic="roman"/>
    <style:font-face style:name="Thorndale1" svg:font-family="Thorndale"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Tableau1" style:family="table" style:master-page-name="HTML">
      <style:table-properties style:width="18cm" style:page-number="auto" table:align="margins"/>
    </style:style>
    <style:style style:name="Tableau1.A" style:family="table-column">
      <style:table-column-properties style:column-width="18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c89e" officeooo:paragraph-rsid="0013c89e"/>
    </style:style>
    <style:style style:name="P2" style:family="paragraph" style:parent-style-name="Text_20_body">
      <style:paragraph-properties fo:text-align="justify" style:justify-single-word="false"/>
      <style:text-properties officeooo:rsid="0013c89e" officeooo:paragraph-rsid="0013c89e"/>
    </style:style>
    <style:style style:name="P3" style:family="paragraph" style:parent-style-name="Text_20_body">
      <style:paragraph-properties fo:text-align="justify" style:justify-single-word="false"/>
      <style:text-properties officeooo:rsid="0018b1c8" officeooo:paragraph-rsid="0018b1c8"/>
    </style:style>
    <style:style style:name="P4" style:family="paragraph" style:parent-style-name="Text_20_body">
      <style:paragraph-properties fo:text-align="justify" style:justify-single-word="false"/>
      <style:text-properties officeooo:rsid="0018b1c8" officeooo:paragraph-rsid="002136f7"/>
    </style:style>
    <style:style style:name="P5" style:family="paragraph" style:parent-style-name="Text_20_body">
      <style:text-properties officeooo:paragraph-rsid="001e2092"/>
    </style:style>
    <style:style style:name="P6" style:family="paragraph" style:parent-style-name="Text_20_body">
      <style:paragraph-properties fo:text-align="justify" style:justify-single-word="false"/>
      <style:text-properties officeooo:rsid="000b7906" officeooo:paragraph-rsid="000b9d53"/>
    </style:style>
    <style:style style:name="P7" style:family="paragraph" style:parent-style-name="Text_20_body">
      <style:paragraph-properties fo:text-align="justify" style:justify-single-word="false"/>
      <style:text-properties officeooo:rsid="000b9d53" officeooo:paragraph-rsid="000b9d53"/>
    </style:style>
    <style:style style:name="P8" style:family="paragraph" style:parent-style-name="Text_20_body">
      <style:paragraph-properties fo:text-align="justify" style:justify-single-word="false"/>
      <style:text-properties officeooo:paragraph-rsid="000c88b6"/>
    </style:style>
    <style:style style:name="P9" style:family="paragraph" style:parent-style-name="Text_20_body">
      <style:paragraph-properties fo:text-align="justify" style:justify-single-word="false"/>
      <style:text-properties officeooo:paragraph-rsid="002136f7"/>
    </style:style>
    <style:style style:name="P10" style:family="paragraph" style:parent-style-name="Text_20_body">
      <style:paragraph-properties fo:text-align="justify" style:justify-single-word="false"/>
      <style:text-properties officeooo:paragraph-rsid="001e2092"/>
    </style:style>
    <style:style style:name="P11" style:family="paragraph" style:parent-style-name="Text_20_body">
      <style:paragraph-properties fo:text-align="justify" style:justify-single-word="false"/>
      <style:text-properties officeooo:paragraph-rsid="001eed1b"/>
    </style:style>
    <style:style style:name="P12" style:family="paragraph" style:parent-style-name="Text_20_body">
      <style:paragraph-properties fo:text-align="justify" style:justify-single-word="false"/>
      <style:text-properties officeooo:paragraph-rsid="0022535e"/>
    </style:style>
    <style:style style:name="P13" style:family="paragraph" style:parent-style-name="Text_20_body">
      <style:paragraph-properties fo:text-align="justify" style:justify-single-word="false"/>
      <style:text-properties officeooo:paragraph-rsid="0026a561"/>
    </style:style>
    <style:style style:name="P14" style:family="paragraph" style:parent-style-name="Text_20_body">
      <style:paragraph-properties fo:text-align="justify" style:justify-single-word="false"/>
      <style:text-properties officeooo:paragraph-rsid="00281428"/>
    </style:style>
    <style:style style:name="P15" style:family="paragraph" style:parent-style-name="Text_20_body">
      <style:paragraph-properties fo:text-align="justify" style:justify-single-word="false"/>
      <style:text-properties officeooo:rsid="000c88b6" officeooo:paragraph-rsid="000c88b6"/>
    </style:style>
    <style:style style:name="P16" style:family="paragraph" style:parent-style-name="Text_20_body">
      <style:paragraph-properties fo:text-align="justify" style:justify-single-word="false"/>
      <style:text-properties officeooo:rsid="000e0b86" officeooo:paragraph-rsid="000e0b86"/>
    </style:style>
    <style:style style:name="P17" style:family="paragraph" style:parent-style-name="Text_20_body">
      <style:paragraph-properties fo:text-align="justify" style:justify-single-word="false"/>
      <style:text-properties officeooo:rsid="000e0b86" officeooo:paragraph-rsid="0010f3ac"/>
    </style:style>
    <style:style style:name="P18" style:family="paragraph" style:parent-style-name="Text_20_body">
      <style:paragraph-properties fo:text-align="justify" style:justify-single-word="false"/>
      <style:text-properties officeooo:rsid="0010f3ac" officeooo:paragraph-rsid="0010f3ac"/>
    </style:style>
    <style:style style:name="P19" style:family="paragraph" style:parent-style-name="Text_20_body">
      <style:paragraph-properties fo:text-align="justify" style:justify-single-word="false"/>
      <style:text-properties officeooo:rsid="00142716" officeooo:paragraph-rsid="00142716"/>
    </style:style>
    <style:style style:name="P20" style:family="paragraph" style:parent-style-name="Text_20_body">
      <style:paragraph-properties fo:text-align="justify" style:justify-single-word="false"/>
      <style:text-properties style:font-name="Liberation Serif" fo:font-size="12pt" officeooo:rsid="001be461" officeooo:paragraph-rsid="001be461" style:font-size-asian="12pt" style:font-size-complex="12pt"/>
    </style:style>
    <style:style style:name="P21" style:family="paragraph" style:parent-style-name="Text_20_body">
      <style:paragraph-properties fo:text-align="justify" style:justify-single-word="false"/>
      <style:text-properties officeooo:rsid="001ef527" officeooo:paragraph-rsid="001ef527"/>
    </style:style>
    <style:style style:name="P22" style:family="paragraph" style:parent-style-name="Text_20_body">
      <style:paragraph-properties fo:text-align="justify" style:justify-single-word="false"/>
      <style:text-properties officeooo:rsid="001eed1b" officeooo:paragraph-rsid="001ef527"/>
    </style:style>
    <style:style style:name="P23" style:family="paragraph" style:parent-style-name="Text_20_body">
      <style:paragraph-properties fo:text-align="justify" style:justify-single-word="false"/>
      <style:text-properties officeooo:rsid="001eed1b" officeooo:paragraph-rsid="001eed1b"/>
    </style:style>
    <style:style style:name="P24" style:family="paragraph" style:parent-style-name="Text_20_body">
      <style:text-properties fo:font-size="12pt" officeooo:rsid="002464e5" officeooo:paragraph-rsid="002464e5" style:font-size-asian="10.5pt" style:font-size-complex="12pt"/>
    </style:style>
    <style:style style:name="P25" style:family="paragraph" style:parent-style-name="Text_20_body">
      <style:text-properties fo:font-size="12pt" fo:font-style="italic" officeooo:rsid="002464e5" officeooo:paragraph-rsid="002464e5" style:font-size-asian="10.5pt" style:font-style-asian="italic" style:font-size-complex="12pt" style:font-style-complex="italic"/>
    </style:style>
    <style:style style:name="P26" style:family="paragraph" style:parent-style-name="Text_20_body">
      <style:paragraph-properties fo:text-align="start" style:justify-single-word="false"/>
      <style:text-properties officeooo:paragraph-rsid="0026a561"/>
    </style:style>
    <style:style style:name="P27" style:family="paragraph" style:parent-style-name="Text_20_body">
      <style:paragraph-properties fo:text-align="start" style:justify-single-word="false"/>
      <style:text-properties officeooo:paragraph-rsid="002744d3"/>
    </style:style>
    <style:style style:name="P28" style:family="paragraph" style:parent-style-name="Heading_20_1">
      <style:text-properties officeooo:paragraph-rsid="001be461"/>
    </style:style>
    <style:style style:name="P29" style:family="paragraph" style:parent-style-name="Heading_20_1">
      <style:text-properties fo:font-size="12pt" style:font-size-asian="10.5pt" style:font-size-complex="12pt"/>
    </style:style>
    <style:style style:name="T1" style:family="text">
      <style:text-properties officeooo:rsid="000b9d53"/>
    </style:style>
    <style:style style:name="T2" style:family="text">
      <style:text-properties officeooo:rsid="000c88b6"/>
    </style:style>
    <style:style style:name="T3" style:family="text">
      <style:text-properties officeooo:rsid="000e0b86"/>
    </style:style>
    <style:style style:name="T4" style:family="text">
      <style:text-properties officeooo:rsid="0010f3ac"/>
    </style:style>
    <style:style style:name="T5" style:family="text">
      <style:text-properties officeooo:rsid="0013c89e"/>
    </style:style>
    <style:style style:name="T6" style:family="text">
      <style:text-properties fo:font-variant="normal" fo:text-transform="none" style:text-underline-style="none" fo:font-weight="normal"/>
    </style:style>
    <style:style style:name="T7" style:family="text">
      <style:text-properties fo:font-variant="normal" fo:text-transform="none" fo:font-style="italic" style:text-underline-style="none" fo:font-weight="normal" style:font-style-asian="italic"/>
    </style:style>
    <style:style style:name="T8" style:family="text">
      <style:text-properties fo:font-variant="normal" fo:text-transform="none" style:text-position="super 58%" style:text-underline-style="none" fo:font-weight="normal"/>
    </style:style>
    <style:style style:name="T9" style:family="text">
      <style:text-properties officeooo:rsid="0018b1c8"/>
    </style:style>
    <style:style style:name="T10" style:family="text">
      <style:text-properties officeooo:rsid="001a04ad"/>
    </style:style>
    <style:style style:name="T11" style:family="text">
      <style:text-properties officeooo:rsid="001b4a73"/>
    </style:style>
    <style:style style:name="T12" style:family="text">
      <style:text-properties officeooo:rsid="001be461"/>
    </style:style>
    <style:style style:name="T13" style:family="text">
      <style:text-properties fo:font-size="12pt" style:font-size-asian="12pt" style:font-size-complex="12pt"/>
    </style:style>
    <style:style style:name="T14" style:family="text">
      <style:text-properties fo:font-size="12pt" officeooo:rsid="001e2092" style:font-size-asian="12pt" style:font-size-complex="12pt"/>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1e2092" style:font-size-asian="12pt" style:font-size-complex="12pt"/>
    </style:style>
    <style:style style:name="T17" style:family="text">
      <style:text-properties fo:font-weight="bold" style:font-weight-asian="bold" style:font-weight-complex="bold"/>
    </style:style>
    <style:style style:name="T18" style:family="text">
      <style:text-properties fo:font-weight="bold" officeooo:rsid="001de042" style:font-weight-asian="bold" style:font-weight-complex="bold"/>
    </style:style>
    <style:style style:name="T19" style:family="text">
      <style:text-properties fo:font-weight="bold" officeooo:rsid="001eed1b" style:font-weight-asian="bold" style:font-weight-complex="bold"/>
    </style:style>
    <style:style style:name="T20" style:family="text">
      <style:text-properties officeooo:rsid="001eed1b"/>
    </style:style>
    <style:style style:name="T21" style:family="text">
      <style:text-properties style:font-name="Thorndale1" fo:font-size="24pt" fo:font-weight="bold" style:font-size-asian="24pt" style:font-weight-asian="bold" style:font-size-complex="24pt" style:font-weight-complex="bold"/>
    </style:style>
    <style:style style:name="T22" style:family="text">
      <style:text-properties style:font-name="Thorndale1" fo:font-size="24pt" fo:font-weight="bold" officeooo:rsid="001eed1b" style:font-size-asian="24pt" style:font-weight-asian="bold" style:font-size-complex="24pt" style:font-weight-complex="bold"/>
    </style:style>
    <style:style style:name="T23" style:family="text">
      <style:text-properties style:font-name="Thorndale1" fo:font-size="24pt" fo:font-weight="bold" officeooo:rsid="001ef527" style:font-size-asian="24pt" style:font-weight-asian="bold" style:font-size-complex="24pt" style:font-weight-complex="bold"/>
    </style:style>
    <style:style style:name="T24" style:family="text">
      <style:text-properties fo:font-style="italic" style:font-style-asian="italic" style:font-style-complex="italic"/>
    </style:style>
    <style:style style:name="T25" style:family="text">
      <style:text-properties fo:font-style="italic" officeooo:rsid="001eed1b" style:font-style-asian="italic" style:font-style-complex="italic"/>
    </style:style>
    <style:style style:name="T26" style:family="text">
      <style:text-properties officeooo:rsid="001ef527"/>
    </style:style>
    <style:style style:name="T27" style:family="text">
      <style:text-properties officeooo:rsid="002075dd"/>
    </style:style>
    <style:style style:name="T28" style:family="text">
      <style:text-properties officeooo:rsid="0020c0b0"/>
    </style:style>
    <style:style style:name="T29" style:family="text">
      <style:text-properties officeooo:rsid="002136f7"/>
    </style:style>
    <style:style style:name="T30" style:family="text">
      <style:text-properties officeooo:rsid="0022535e"/>
    </style:style>
    <style:style style:name="T31" style:family="text">
      <style:text-properties officeooo:rsid="002464e5"/>
    </style:style>
    <style:style style:name="T32" style:family="text">
      <style:text-properties officeooo:rsid="0026a561"/>
    </style:style>
    <style:style style:name="T33" style:family="text">
      <style:text-properties style:font-name="Liberation Serif1" officeooo:rsid="0026a561"/>
    </style:style>
    <style:style style:name="T34" style:family="text">
      <style:text-properties officeooo:rsid="00281428"/>
    </style:style>
    <style:style style:name="T35" style:family="text">
      <style:text-properties officeooo:rsid="0028f149"/>
    </style:style>
    <style:style style:name="T36" style:family="text">
      <style:text-properties officeooo:rsid="002903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Title">Faut-il tirer sur le loup ?</text:p>
          </table:table-cell>
        </table:table-row>
        <table:table-row>
          <table:table-cell table:style-name="Tableau1.A2" office:value-type="string">
            <text:p text:style-name="Subtitle">Effet des valeurs et croyances personnelles sur l’évaluation de la crédibilité des sources</text:p>
            <text:p text:style-name="Text_20_body"/>
            <text:p text:style-name="P1">D. Belvèze - 7 juin 2019</text:p>
          </table:table-cell>
        </table:table-row>
      </table:table>
      <text:p text:style-name="P29"/>
      <text:p text:style-name="P25">« Cette ère unique que tout homme instaure en lui-même et salue, </text:p>
      <text:p text:style-name="P24"><text:span text:style-name="T24">à l’aube où il devient sage et régent du trône de son coeur »</text:span> (Victor Segalen, Stèles)</text:p>
      <text:p text:style-name="Heading_20_1">Introduction</text:p>
      <text:p text:style-name="P6">De nombreuses études montrent que les croyances et valeurs personnelles ont un effet à la fois sur les méthodes de recherche en ligne et sur l’évaluation des résultats obtenus. Ce biais de confirmation à l’oeuvre dans l<text:span text:style-name="T31">a rédaction</text:span> de la requête et dans la sélection des résultats pertinents est renforcé par la personnalisation des moteurs de recherche généralistes les plus couramment utilisés comme Bing ou Google. <text:span text:style-name="T1">La recherche peut être partiellement débiaisée en changeant l’outil, par exemple en passant de Google à Qwant ou Duckduckgo, des moteurs de recherche qui ne filtrent pas les résultats en fonction du profil de l’utilisateur. En revanche, il est moins aisé pour l’internaute en quête d’information d’agir sur ses facultés cognitives. Dans le rapport coût/bénéfice de la recherche d’information, le bénéfice doit être élevé à la mesure de l’effort investi et notamment si ce dernier implique de penser contre soi ou de considérer pendant un temps suffisant l’hypothèse inverse de celle qu’on croit vraie. Ce surcroît d’effort peut-être obtenu en ajoutant des motivations supplémentaires, en l’occurrence en responsabilisant l’internaute par rapport à l’inflation des fausses nouvelles propagées par internet. Tout au long de ses études, l’étudiant.e doit ainsi être amené.e à privilégier une certaine loyauté critique à l’égard des faits (dans la mesure où on peut les établir) plutôt qu’à ses opinions. Cette attitude critique ne s’enseigne pas seulement en mettant l’étudiant.e en contact avec de l’information pluraliste, ni en apprenant à évaluer l’information soumise mais aussi par un retour sur soi-même et son esprit en tant que processeur du traitement de l’information. Ainsi plus l’individu aura de contrôle sur la manière dont affectivement il gérera les informations qu’il reçoit et moins il contribuera à la dissémination des fausses nouvelles.</text:span></text:p>
      <text:p text:style-name="Heading_20_1">Objectifs</text:p>
      <text:p text:style-name="P7">La première étape de la responsabilisation est <text:span text:style-name="T5">donc </text:span>celle de la prise de conscience de la réalité du biais de confirmation et de ses conséquences dans l’évaluation de résultats obtenus à l’issue d’une recherche d’information. Pour f<text:span text:style-name="T27">aciliter l’avènement de </text:span>cette prise de conscience, je propose d’<text:span text:style-name="T27">utiliser </text:span>le canevas d’un atelier <text:s/><text:span text:style-name="T2">réalisé par des chercheurs américains auprès d’un public d’étudiants se destinant aux métiers de l’enseignement</text:span><text:span text:style-name="T2"><text:note text:id="ftn1" text:note-class="footnote"><text:note-citation>1</text:note-citation><text:note-body><text:p text:style-name="Footnote"><text:reference-mark-start text:name="ZOTERO_ITEM CSL_CITATION {&quot;citationID&quot;:&quot;ezoSrPrQ&quot;,&quot;properties&quot;:{&quot;formattedCitation&quot;:&quot;DAMICO, James S. et PANOS, Alexandra. Civic media literacy as 21st century source work: Future social studies teachers examine web sources about climate change. {\\i{}The Journal of Social Studies Research} [en\\uc0\\u160{}ligne]. Octobre 2018, Vol.\\uc0\\u160{}42, n\\super o\\nosupersub{}\\uc0\\u160{}4, p.\\uc0\\u160{}345\\uc0\\u8209{}359. DOI\\uc0\\u160{}10.1016/j.jssr.2017.10.001.&quot;,&quot;plainCitation&quot;:&quot;DAMICO, James S. et PANOS, Alexandra. Civic media literacy as 21st century source work: Future social studies teachers examine web sources about climate change. The Journal of Social Studies Research [en ligne]. Octobre 2018, Vol. 42, no 4, p. 345‑359. DOI 10.1016/j.jssr.2017.10.001.&quot;,&quot;noteIndex&quot;:1},&quot;citationItems&quot;:[{&quot;id&quot;:546,&quot;uris&quot;:[&quot;http://zotero.org/users/895735/items/SQN4438Y&quot;],&quot;uri&quot;:[&quot;http://zotero.org/users/895735/items/SQN4438Y&quot;],&quot;itemData&quot;:{&quot;id&quot;:546,&quot;type&quot;:&quot;article-journal&quot;,&quot;title&quot;:&quot;Civic media literacy as 21st century source work: Future social studies teachers examine web sources about climate change&quot;,&quot;container-title&quot;:&quot;The Journal of Social Studies Research&quot;,&quot;page&quot;:&quot;345-359&quot;,&quot;volume&quot;:&quot;42&quot;,&quot;issue&quot;:&quot;4&quot;,&quot;source&quot;:&quot;ScienceDirect&quot;,&quot;abstract&quot;:&quot;Civic media literacy entails understanding complex topics and events that are increasingly mediated by digital sources of information and where it can be challenging to evaluate the reliability merits of these sources. The goal of this study was to discern the ways undergraduate preservice social studies teachers with different climate change beliefs read and evaluated the reliability of four diverse Web sources about the complex socioscientific topic of climate change. Findings highlight clear alignment between most participants with climate change beliefs at either end of a beliefs continuum with less alignment for participants with climate change beliefs toward the middle of a continuum. Findings also point to the benefits of whole group deliberation to help participants more critically evaluate a Web source that opposed the scientific consensus about climate change. In an age of “alternative facts,” this study points to the importance of students and educators having opportunities to evaluate, discuss, and determine the credibility of a range of online sources.&quot;,&quot;DOI&quot;:&quot;10.1016/j.jssr.2017.10.001&quot;,&quot;ISSN&quot;:&quot;0885-985X&quot;,&quot;title-short&quot;:&quot;Civic media literacy as 21st century source work&quot;,&quot;journalAbbreviation&quot;:&quot;The Journal of Social Studies Research&quot;,&quot;author&quot;:[{&quot;family&quot;:&quot;Damico&quot;,&quot;given&quot;:&quot;James S.&quot;},{&quot;family&quot;:&quot;Panos&quot;,&quot;given&quot;:&quot;Alexandra&quot;}],&quot;issued&quot;:{&quot;date-parts&quot;:[[&quot;2018&quot;,10,1]]}}}],&quot;schema&quot;:&quot;https://github.com/citation-style-language/schema/raw/master/csl-citation.json&quot;} RND867OGyf5tg"/><text:span text:style-name="T6">DAMICO, James S. et PANOS, Alexandra. Civic media literacy as 21st century source work: Future social studies teachers examine web sources about climate change. </text:span><text:span text:style-name="T7">The Journal of Social Studies Research</text:span><text:span text:style-name="T6"> [en ligne]. Octobre 2018, Vol. 42, n</text:span><text:span text:style-name="T8">o</text:span><text:span text:style-name="T6"> 4, p. 345‑359. DOI 10.1016/j.jssr.2017.10.001.</text:span><text:reference-mark-end text:name="ZOTERO_ITEM CSL_CITATION {&quot;citationID&quot;:&quot;ezoSrPrQ&quot;,&quot;properties&quot;:{&quot;formattedCitation&quot;:&quot;DAMICO, James S. et PANOS, Alexandra. Civic media literacy as 21st century source work: Future social studies teachers examine web sources about climate change. {\\i{}The Journal of Social Studies Research} [en\\uc0\\u160{}ligne]. Octobre 2018, Vol.\\uc0\\u160{}42, n\\super o\\nosupersub{}\\uc0\\u160{}4, p.\\uc0\\u160{}345\\uc0\\u8209{}359. DOI\\uc0\\u160{}10.1016/j.jssr.2017.10.001.&quot;,&quot;plainCitation&quot;:&quot;DAMICO, James S. et PANOS, Alexandra. Civic media literacy as 21st century source work: Future social studies teachers examine web sources about climate change. The Journal of Social Studies Research [en ligne]. Octobre 2018, Vol. 42, no 4, p. 345‑359. DOI 10.1016/j.jssr.2017.10.001.&quot;,&quot;noteIndex&quot;:1},&quot;citationItems&quot;:[{&quot;id&quot;:546,&quot;uris&quot;:[&quot;http://zotero.org/users/895735/items/SQN4438Y&quot;],&quot;uri&quot;:[&quot;http://zotero.org/users/895735/items/SQN4438Y&quot;],&quot;itemData&quot;:{&quot;id&quot;:546,&quot;type&quot;:&quot;article-journal&quot;,&quot;title&quot;:&quot;Civic media literacy as 21st century source work: Future social studies teachers examine web sources about climate change&quot;,&quot;container-title&quot;:&quot;The Journal of Social Studies Research&quot;,&quot;page&quot;:&quot;345-359&quot;,&quot;volume&quot;:&quot;42&quot;,&quot;issue&quot;:&quot;4&quot;,&quot;source&quot;:&quot;ScienceDirect&quot;,&quot;abstract&quot;:&quot;Civic media literacy entails understanding complex topics and events that are increasingly mediated by digital sources of information and where it can be challenging to evaluate the reliability merits of these sources. The goal of this study was to discern the ways undergraduate preservice social studies teachers with different climate change beliefs read and evaluated the reliability of four diverse Web sources about the complex socioscientific topic of climate change. Findings highlight clear alignment between most participants with climate change beliefs at either end of a beliefs continuum with less alignment for participants with climate change beliefs toward the middle of a continuum. Findings also point to the benefits of whole group deliberation to help participants more critically evaluate a Web source that opposed the scientific consensus about climate change. In an age of “alternative facts,” this study points to the importance of students and educators having opportunities to evaluate, discuss, and determine the credibility of a range of online sources.&quot;,&quot;DOI&quot;:&quot;10.1016/j.jssr.2017.10.001&quot;,&quot;ISSN&quot;:&quot;0885-985X&quot;,&quot;title-short&quot;:&quot;Civic media literacy as 21st century source work&quot;,&quot;journalAbbreviation&quot;:&quot;The Journal of Social Studies Research&quot;,&quot;author&quot;:[{&quot;family&quot;:&quot;Damico&quot;,&quot;given&quot;:&quot;James S.&quot;},{&quot;family&quot;:&quot;Panos&quot;,&quot;given&quot;:&quot;Alexandra&quot;}],&quot;issued&quot;:{&quot;date-parts&quot;:[[&quot;2018&quot;,10,1]]}}}],&quot;schema&quot;:&quot;https://github.com/citation-style-language/schema/raw/master/csl-citation.json&quot;} RND867OGyf5tg"/></text:p></text:note-body></text:note></text:span><text:span text:style-name="T2">.</text:span> </text:p>
      <text:p text:style-name="P8"><text:soft-page-break/>L'idée originale de cet exercice <text:span text:style-name="T2">consiste à interroger les étudiants sur certaines de leurs croyances et valeurs et ensuite à mesurer si l’évaluation de la crédibilité de documents web qui leur sont soumis est biaisée par ces croyances et ces valeurs. L’effet éventuel de la croyance sur l’évaluation de la crédibilité des documents soumis est mesuré en trois temps : on mesure ainsi si ce biais diminue avec un accès plus large au web et s’il est modifié à la hausse ou à la baisse pour chaque individu à l’issue d’une confrontation de son évaluation avec celle de ses pairs. Dans bien des cas, le débat contradictoire sur le fonds renforce les positions des débatteurs, mais est-ce toujours le cas lorsque la discussion se focalise sur la crédibilité du document. Ce dernier concept est d’ailleurs très polysémique puisqu’il recouvre à la fois la crédibilité de l’auteur, celle du message et celle du média (ou « document-hôte »). Comme l’écrivent également Damico et Panos, la crédibilité (reliability) désigne à la fois la « véridicité » (trustworthiness) de la source (réputation, confiance) et l’expertise (exactitude, professionalisme, rigueur). Il peut-être tout à fait intéressant de discuter avec les participants de ces différents sens ou de ces différentes déclinaisons du mot « crédibilité ».</text:span></text:p>
      <text:p text:style-name="Heading_20_1">Déroulement</text:p>
      <text:p text:style-name="P15">Le déroulement de l’atelier <text:span text:style-name="T28">est le suivant</text:span> : </text:p>
      <text:p text:style-name="P15">phase 1 : introduction de l’atelier. Les animateurs donnent les objectifs énoncés ci-dessus. Ils insistent sur leur parfaite neutralité quant à la questi<text:span text:style-name="T3">on qui est posée par le corpus de documents qu’on va fournir aux participants. Ils ne sont pas là pour faire admettre une réponse à cette question. En revanche, leur rôle est de clarifier avec les participants la notion de crédibilité d’une source (voir plus haut) et les critères qui permettent de l’établir.</text:span></text:p>
      <text:p text:style-name="P16">Phase 2 : les <text:span text:style-name="T28">participants</text:span> répondent à certaines questions qui visent à mesurer leurs représentations sur les sujets représentés dans la sélection de documents. On n<text:span text:style-name="T28">e leur a</text:span> toujours pas donné accès à cette dernière. </text:p>
      <text:p text:style-name="P17">Phase 3 : les participants ont <text:span text:style-name="T28">désormais </text:span>accès à la sélection des documents (sous la forme de pages html <text:span text:style-name="T28">préalablement chargées dans un espace disque ou disponibles au téléchargement sur un site</text:span>) Ils n’ont pas les moyens de se connecter à Internet. On leur demande d’évaluer la crédibilité de chaque document.</text:p>
      <text:p text:style-name="P18">Phase 4 : on connecte les ordinateurs à Internet. Les étudiants ont désormais la possibilité de vérifier la crédibilité des médias ou des auteurs en faisant des recherches ou bien de chercher des informations qui entrent en contradiction avec les assertions des documents. On leur demande à nouveau d’évaluer la crédibilité de chaque document.</text:p>
      <text:p text:style-name="P18">Phase 5. Une discussion a lieu avec toute la classe sur la crédibilité de chaque document. Elle est animée par le formateur qui a la tâche de répartir la parole et attirer l’attention des étudiants sur les critères qui manquent encore à leur évaluation (sans viser tel ou tel document).</text:p>
      <text:p text:style-name="P17"><text:span text:style-name="T4">Phase 6. Chacun.e constate pour soi-même si son évaluation initiale est éloignée de son évaluation finale, et éventuellement indique aux autres ce qui a été déterminant dans cette évolution (recherche sur le web ou discussion et dans les deux cas les constats qui ont fait évoluer la notation). Chacun.e mesure si son évaluation de chaque document lors des phases 3 à 5 est éloignée de l’évaluation initiale moyenne</text:span> <text:span text:style-name="T4">de la classe et si ce différentiel a un lien avec le niveau d’engagement ou de croyance qu’il/elle a indiqué dans la phase 2.</text:span></text:p>
      <text:p text:style-name="P2">Les formateurs peuvent également mesurer l’importance de ces effets après la séance en regroupant les réponses par profil. Les profils sont déterminés en fonction des réponses apportées aux premières questions du formulaire relatives aux croyances et valeurs du répondant.</text:p>
      <text:p text:style-name="Heading_20_1"><text:soft-page-break/>Thème du corpus</text:p>
      <text:p text:style-name="P19"><text:span text:style-name="T29">pour deux heures d’atelier, l</text:span>e corpus peut comporter de 4 à 5 textes <text:span text:style-name="T29">(j’ai fixé mon choix à 5)</text:span> et <text:span text:style-name="T29">doit avoir</text:span> une cohérence thématique. Le thème doit porter sur une controverse actuelle qui questionne des concepts comme la « liberté, la responsabilité, l’égalité, la sécurité, la collaboration » <text:span text:style-name="T29">(Damico, Panos, 2018)</text:span>. Il doit être clivant. Si l’ensemble de la classe partage une même valeur, croyance ou représentation, la phase 5 dite « phase de dialogue » ne sera pas productive. Or ce qui est clivant en 2018 aux Etats-Unis ne le sera pas forcément en France. Il en va ainsi de la reconnaissance de la part des activités humaines dans les causes du réchauffement climatique : ce sujet <text:span text:style-name="T29">continue de </text:span>divise<text:span text:style-name="T29">r profondément</text:span> la population américaine et recouvre en partie le clivage Démocrates vs Républicains. En France, la majorité penche nettement du côté d’une reconnaissance des activités humaines comme cause principale ou unique du réchauffement climatique. Nous nous sommes donc orientés plutôt vers des questions <text:span text:style-name="T29">locales</text:span> qui divisent la société française, mettent en œuvre des croyances, des affects, des postulats économiques et des idées politiques.</text:p>
      <text:p text:style-name="P19">La coexistence marquée sous le signe de l’adversité et de la rivalité entre le berger et le loup fournit un tel sujet. Le loup véhicule à la fois des fantasmes positifs (liberté, grands espaces) et négatifs (peur ancestrale du loup). C’est un sujet économique actuel puisque le plan loup doit être revu chaque année en réponse à une augmentation régulière des attaques de ce prédateur. La révision régulière du Plan Loup et les conditions d’abattage qui y sont définies nourrissent une controverse qui charrie des représentations politiques et écologiques : s’attaquer au loup est-ce encore aujourd’hui s’attaquer à la biodiversité ? La biodiversité des métiers ne passe t-elle pas par une défense du pastoralisme contre les ravages du loup ? Le niveau de protection exigé comme alternative à l’abattage est-il compatible avec les moyens des « petits éleveurs » ? En clamant son amour du loup, le bobo urbain ne signe t-il pas la mort du berger ? D’un autre côté le loup ne symbolise t-il pas l’ultime résistance de la nature contre la domestication des terres  et l’exploitation à outrance de celles-ci à des fins d’élevage ? Les propos de José Bové sur le loup montrent à quel point au sein d’un même parti (EELV) la réponse aux attaques de loup sur les troupeaux oscille de manière souvent exclusive entre le fusil et le chien de berger. <text:span text:style-name="T32">Il en va de même au sein de la gauche anticapitaliste où la « réintroduction » du loup est parfois conçue comme une tentative du capitalisme de mettre à bas le pastoralisme traditionnel, l’essayiste Jean-Claude Michéa allant même jusqu’à comparer le loup des Alpages et le Loup de Wall street introduit dans la bergerie par les partis libéraux de gauche et de droite</text:span><text:span text:style-name="T32"><text:note text:id="ftn2" text:note-class="footnote"><text:note-citation>2</text:note-citation><text:note-body><text:p text:style-name="Footnote"><text:reference-mark-start text:name="ZOTERO_TEMP RNDcfkxzGIjTi"/>{Citation}<text:reference-mark-end text:name="ZOTERO_TEMP RNDcfkxzGIjTi"/></text:p></text:note-body></text:note></text:span><text:span text:style-name="T32">.</text:span></text:p>
      <text:p text:style-name="P3">La r<text:span text:style-name="T10">e</text:span>pr<text:span text:style-name="T10">é</text:span>sentation du loup par les Français en 2013 était jugée très positive (80 % se déclaraient opposés à l’abattage de loups<text:note text:id="ftn3" text:note-class="footnote"><text:note-citation>3</text:note-citation><text:note-body><text:p text:style-name="Footnote"><text:reference-mark-start text:name="ZOTERO_TEMP RNDe3XrCX6hLY"/>{Citation}<text:reference-mark-end text:name="ZOTERO_TEMP RNDe3XrCX6hLY"/></text:p></text:note-body></text:note>) mais depuis lors les attaques <text:span text:style-name="T35">recensées</text:span> ont doublé. Les associations d’éleveurs ont <text:span text:style-name="T33">œ</text:span>uvré auprès du gouvernement pour faire reconnaître la nécessité d’autoriser les tirs létaux en cas d’attaque. Le sujet apparaît plus clivant en 2019 qu’il ne l’était six ans auparavant.</text:p>
      <text:p text:style-name="Heading_20_1">Les questions relatives aux valeurs et croyances des répondants</text:p>
      <text:p text:style-name="P4">La sélection des documents qui constituent le corpus illustre ces enjeux. Les questions qui suivent, à l’exception de celle qui porte sur les compétences informationnelles, ont été formulées d’après les problématiques énoncées plus haut afin de définir des profils de répondants partageant des croyances et des valeurs communes.</text:p>
      <text:p text:style-name="P9"><text:span text:style-name="T9"><text:s/></text:span><text:line-break/><text:span text:style-name="T11">Le formulaire est disponible en ligne (hébergé par Framasoft). Le lien doit être aisément accessible aux participants.</text:span><text:line-break/><text:a xlink:type="simple" xlink:href="https://framaforms.org/evaluation-de-linformation-et-biais-de-confirmation-1559675399" text:style-name="Internet_20_link" text:visited-style-name="Visited_20_Internet_20_Link">https://framaforms.org/evaluation-de-linformation-et-biais-de-confirmation-1559675399</text:a><text:line-break/><text:soft-page-break/><text:span text:style-name="T11">Au cours de la phase 2, les participants remplissent la première page du formulaire en indiquant un pseudo pour conserver une forme d’anonymat tout en donnant aux animateurs la possibilité de faire des liens entre leurs différentes réponses, puis ils répondent aux questions reproduites ci-dessous :</text:span></text:p>
      <text:p text:style-name="P27"><text:line-break/>Q1. Avez-vous une sensibilité écologique ?</text:p>
      <text:p text:style-name="P27">1: pas du tout 4: neutre (pas d'avis) 9 : tout à fait</text:p>
      <text:p text:style-name="P26"><text:line-break/><text:line-break/>Q2. Pensez-vous qu'il faille défendre les métiers traditionnels ?</text:p>
      <text:p text:style-name="P26">1: pas du tout 4: neutre (pas d'avis) 9: tout à fait</text:p>
      <text:p text:style-name="P26"><text:line-break/><text:line-break/>Q3. Pensez-vous que l'homme soit supérieur à l'animal ?</text:p>
      <text:p text:style-name="P13">1: pas du tout 4: neutre (pas d'avis) 9: tout à fait</text:p>
      <text:p text:style-name="P26"><text:line-break/><text:line-break/>Q4. Pensez-vous qu'il faille protéger les petites exploitations de la main-mise des très grosses exploitations ?</text:p>
      <text:p text:style-name="P26">1: pas du tout 4: neutre (pas d'avis) 9: tout à fait</text:p>
      <text:p text:style-name="P26"><text:line-break/><text:line-break/>Q5. <text:span text:style-name="T11">Estimez-vous être compétent pour évaluer correctement l’information</text:span> trouvée sur le web ?</text:p>
      <text:p text:style-name="P26">1:j'ai tout à apprendre sur ce sujet 9:je suis tout à fait compétent sur ce sujet</text:p>
      <text:p text:style-name="P13"><text:line-break/><text:line-break/><text:line-break/><text:span text:style-name="T11">Les 4 premières </text:span>questions ont vocation à déterminer quatre types de profil principaux. <text:span text:style-name="T11">Ces profils ne sont pas dévoilés aux étudiants. Ils servent aux animateurs de la formation pour mesure après-coup si les bais communs à ces groupes de répondants se sont ou pas avérés avoir un effet sur l’évaluation par ce groupe de tel ou tel document.</text:span></text:p>
      <text:p text:style-name="P9"><text:line-break/>Premier profil : personne qui répond en général entre 3 et 7 et garde des avis mesurés, voire qui est neutre par rapport à la majorité des questions (pas de pôle : position neutre).</text:p>
      <text:p text:style-name="P9"><text:line-break/>Deuxième profil : personne ayant une forte personnalité écologique (Q1 &gt;=7) et par ailleurs attribuant une forte valeur à l'animal (Q3<text:span text:style-name="T36">&lt;</text:span>=<text:span text:style-name="T36">3</text:span> et Q3&lt;Q4) (y compris parfois au détriment de professions réputées proches de la nature comme les bergers) (pôle "antispéciste")</text:p>
      <text:p text:style-name="P9"><text:line-break/>Troisième profil : personne ayant une personnalité écologique (Q1 &gt;=7), mais conservant un goût pour les métiers traditionnels (Q2&gt;Q3) (et donc susceptibles de défendre les bergers contre les loups) au détriment de la biodiversité que peut représenter le loup (pôle "patrimonial")</text:p>
      <text:p text:style-name="P9"><text:soft-page-break/><text:line-break/>Quatrième profil : personne n'ayant aucune ou peu de sensibilité écologique (Q1=&lt;4), considérant que l'homme est supérieur à l'animal (Q3&lt;4) et n'ayant pas de préoccupation particulière pour les vieux métiers (Q2=&lt;5) ou les petites exploitations (pôle "productiviste") (Q2=&lt;5)</text:p>
      <text:p text:style-name="P28"><text:span text:style-name="T12">Les documents</text:span><text:line-break/></text:p>
      <text:p text:style-name="P20">Au début de la phase 3, les animateurs fournissent les documents aux étudiants sous la forme d’une archive comportant des pages HTML. Bien que certains documents (ceux provenant de la presse nationale et régionale) soient également disponibles en HTML, il nous a semblé plus équitable de présenter tous les documents sous le même format. D’autant plus que les PDF provenant d’Europresse comportent parfois d’autres articles n’ayant aucun lien avec le thème et qui peuvent apporter de la distraction. </text:p>
      <text:p text:style-name="P20">Pour aider les animateurs, j’ai reproduit en plus des liens vers ces pages HTML des informations relatives au positionnement de l’auteur de la source ou de la personne interrogée par la source par rapport à l’abattage des loups. J’ai aussi indiqué les éléments qui me paraissent pertinents pour évaluer la crédibilité des documents et qui peuvent aider à animer la discussion de groupe (phase 5)</text:p>
      <text:h text:style-name="Heading_20_2" text:outline-level="2"><text:span text:style-name="T16">D</text:span><text:span text:style-name="T15">ocument 1 </text:span><text:span text:style-name="T16">(analyse spatio-temporelles des prédations du loup)</text:span></text:h>
      <text:p text:style-name="P9"><text:line-break/><text:a xlink:type="simple" xlink:href="https://observatoireduloup.fr/2017/09/20/analyses-spatio-temporelles-des-predations-du-loup-dans-les-alpes-entre-2015-et-2016/" text:style-name="Internet_20_link" text:visited-style-name="Visited_20_Internet_20_Link">https://observatoireduloup.fr/2017/09/20/analyses-spatio-temporelles-des-predations-du-loup-dans-les-alpes-entre-2015-et-2016/</text:a><text:line-break/>Site "pro-loup" incitant les éleveurs à améliorer et mutualiser les protections contre le loup (pour exclure les tirs aux loups<text:span text:style-name="T29">). </text:span>Cet observatoire n'est pas reconnu comme tel par les autorités. C'est un site de "spécialistes" mais surtout de militants. La source des graphiques n'est pas clairement exprimée. Il semble (recherche inverse d'image) que ce graphique ne soit pas publié ailleurs, donc qu'il s'agisse d'un graphique original : qui est l'auteur de l'étude ? S'agit-il des membres de l'observatoire ? Comment ont été recueillies les données ?</text:p>
      <text:p text:style-name="P9"><text:line-break/><text:span text:style-name="T17">Eléments pouvant attirer l'attention des étudiants dans leur jugement sur la crédibilité du site :</text:span><text:line-break/><text:line-break/>présence de graphiques, mais la méthode de comptage n'est pas précisée ni la manière dont l'échantillon de 100 éleveurs a été constitué (problème de représentativité : 100 éleveurs sur 19787 recensés !)<text:line-break/>le style se veut celui de l'étude mais à certains moments n'est pas avare de points d'exclamations qui ponctuent des accusations plutôt que des assertions : "Et il sont nombreux !"<text:line-break/>Les auteurs de cette étude, tout comme ceux des autres dossiers que comporte ce site "spécialistes et tous bénévoles" ne sont pas identifiés : comment peut-on s'assurer qu'il s'agit de spécialistes ?<text:line-break/>Le site ressemble à un site associatif qui doit se financer au moyen de la publicité (pas un site de recherche par conséquent). Le popup de protection des internautes mineurs paraît un peu incongru : à quoi s'exposerait-on en tant que mineur ? A du porno animal ? a de la dévoration de brebis ?<text:line-break/></text:p>
      <text:h text:style-name="Heading_20_2" text:outline-level="2"><text:line-break/><text:line-break/><text:span text:style-name="T13">document 2 (</text:span><text:span text:style-name="T14">C</text:span><text:span text:style-name="T13">essons de diaboliser le loup)</text:span></text:h>
      <text:p text:style-name="P10"><text:line-break/><text:soft-page-break/><text:a xlink:type="simple" xlink:href="https://nouveau-europresse-com.passerelle.univ-rennes1.fr/Link/RENNES1AT_1/news·20141216·LM·400568" text:style-name="Internet_20_link" text:visited-style-name="Visited_20_Internet_20_Link">https://nouveau-europresse-com.passerelle.univ-rennes1.fr/Link/RENNES1AT_1/news%c2%b720141216%c2%b7LM%c2%b7400568</text:a><text:line-break/>tribune contre les tirs létaux de loups signés par des spécialistes également militants<text:line-break/>Cette tribune égratigne au passage l'image favorable que les éleveurs veulent donner d'eux-mêmes dans leur lutte "pour la survie" contre le loup : le pastoralisme également est en passe de devenir industriel.<text:line-break/><text:line-break/><text:span text:style-name="T17">Eléments pouvant attirer l'attention des étudiants dans leur jugement sur la crédibilité du site :</text:span><text:line-break/><text:line-break/>L'article reflète une opinion appuyée par des chiffres mais qui ne sont pas sourcés. Une bonne partie de l'article fait référence à des concepts philosophiques ou idéologiques (nature domestiquée, référence à l'inquiétant 21ème siècle, tribune néanmoins rédigée par des spécialistes éminents dans des domaines divers (naturalisme et photographie dans le cas de Vincent Munier) mais aussi par des non-spécialistes (Fabrice Nicolino est le chroniqueur en charge des questions écologistes chez Charlie-Hebdo)<text:line-break/></text:p>
      <text:p text:style-name="P5"><text:line-break/><text:span text:style-name="T17">Document 3 </text:span><text:span text:style-name="T18">(José Bové ne danse pas avec les loups)</text:span></text:p>
      <text:p text:style-name="P12"><text:line-break/><text:a xlink:type="simple" xlink:href="https://nouveau-europresse-com.passerelle.univ-rennes1.fr/WebPages/Pdf/SearchResult.aspx?DocName=pdf·20170825·SO_P·bergerac%20~%20sarlat-c1_7" text:style-name="Internet_20_link" text:visited-style-name="Visited_20_Internet_20_Link">https://nouveau-europresse-com.passerelle.univ-rennes1.fr/WebPages/Pdf/SearchResult.aspx?DocName=pdf%C2%B720170825%C2%B7SO_P%C2%B7bergerac%20~%20sarlat-c1_7</text:a><text:line-break/>Entretien avec José Bové paru dans un titre de la Presse Quotidienne Régionale<text:line-break/>Si ce n'est l'article lui-même, du moins le point de vue qu'il met en lecture, celui de José Bové, est clairement en faveur de tirs l<text:span text:style-name="T30">é</text:span>taux. José Bové appuie son argumentation sur l'allégation que les loups loin d'être une espèce en voie de disparition est de nouveau très présent en Europe et sur le constat que les protections demandées aux éleveurs en guise d'alternative aux tirs létaux sont hors de portée de la plupart.<text:line-break/><text:line-break/><text:span text:style-name="T17">Eléments pouvant attirer l'attention des étudiants dans leur jugement sur la crédibilité du site :</text:span><text:line-break/><text:line-break/>Il ne s'agit pas d'un article scientifique mais d'un article de presse qui met en avant l'opinion d'une personnalité politique. Certaines affirmations comme le fait que le loup ne soit plus à considérer comme une espèce en voie de disparition ne sont pas sourcées.</text:p>
      <text:p text:style-name="P12"><text:line-break/><text:span text:style-name="T17">Document 4 (Human‐Carnivore Conflict and Perspectives on Carnivore Management Worldwide )</text:span></text:p>
      <text:p text:style-name="P9"><text:line-break/><text:a xlink:type="simple" xlink:href="https://onlinelibrary-wiley-com.passerelle.univ-rennes1.fr/doi/full/10.1111/j.1523-1739.2003.00059.x" text:style-name="Internet_20_link" text:visited-style-name="Visited_20_Internet_20_Link">https://onlinelibrary-wiley-com.passerelle.univ-rennes1.fr/doi/full/10.1111/j.1523-1739.2003.00059.x</text:a><text:line-break/>Article tiré d'une revue scientifique</text:p>
      <text:p text:style-name="P9">Cet article décrit trois attitudes face aux carnivores : les tirs létaux systématiques ("eradication"), des tirs létaux maîtrisés en vue de ponctions régulières ("regulated harvest") et des mesures de préservation visant à protéger davantage les troupeaux sans porter atteinte aux carnivores ("préservation")<text:line-break/>L'article trace une voie moyenne entre les différentes stratégies en indiquant à la fois qu'une législation inflexible en faveur de la protection des carnivores peut mettre en grande difficulté la cause qu'elle prétend défendre et en même temps en indiquant que les tirs létaux ne sont pas toujours dirigés contre les animaux les plus nuisibles et que les relocalisations d'individus peuvent avoir les mêmes effets délétères à la longue que les tirs. D'autre part, l'article a la modestie de considérer que les scientifiques ne sont pas les seuls à avoir vocation à éclairer le débat et que les arguments politiques dans un sens ou dans l'autre, ainsi que les situations particulières propres à chaque territoire sont également à prendre en compte<text:line-break/><text:line-break/><text:span text:style-name="T17">Eléments pouvant attirer l'attention des étudiants dans leur jugement sur la crédibilité du site :</text:span><text:line-break/><text:line-break/>L'auteur est effectivement un spécialiste de la discipline considérée. Sur le plan de la pertinence, il y a matière à discuter car en plusieurs endroits il est question d'espèces "carnivores" en général et pas de loups en particulier. Le problème essentiel de cet article est sa date : 2003. Les informations sont <text:soft-page-break/>anciennes. Le loup est réapparu en Europe au début des années 90, la population de loups s'est beaucoup développée depuis 2003 et les mesures de protection elles-mêmes ont pu évoluer considérablement.<text:line-break/>Par ailleurs, l'article fait un état de l'art de la question et ne propose pas de données nouvelles.<text:line-break/>Le knowledge panel de Google consacré à la revue donne un facteur d'impact de 4,842 en 2016 ce qui montre que la revue bénéficie d'une certaine notoriété : un facteur éventuel de crédibilité à prendre en compte.<text:line-break/><text:line-break/><text:span text:style-name="T17">Document 5 </text:span><text:span text:style-name="T19">(L’Echec de la prévention des dégâts de loups sur l’élevage en France)</text:span></text:p>
      <text:p text:style-name="P9"><text:line-break/><text:a xlink:type="simple" xlink:href="http://www.leseleveursfaceauloup.fr/lechec-de-prevention-degats-de-loups-lelevage-france/" text:style-name="Internet_20_link" text:visited-style-name="Visited_20_Internet_20_Link">http://www.leseleveursfaceauloup.fr/lechec-de-prevention-degats-de-loups-lelevage-france/</text:a><text:line-break/>Article tiré d'une actualité de l'INRA et reproduite sur le site "Les éleveurs face au loup", un site de lobbying en faveur des éleveurs. L'article constate que les moyens de protection des troupeaux préconisés sont impuissants à endiguer les ravages de loups et que seul un recours aux tirs (mais ponctuels et cibles) peut réinculquer à cet animal la peur de l'humain.</text:p>
      <text:p text:style-name="P9"><text:line-break/><text:span text:style-name="T17">Eléments pouvant attirer l'attention des étudiants dans leur jugement sur la crédibilité du site :</text:span><text:line-break/>    <text:line-break/>Il ne s'agit pas d'un article scientifique mais d'une communication parue initialement sur le site de l'INRA et reproduit sur un site de lobbying en faveur des éleveurs. Toutefois l'auteur est une personne qui a vraiment étudié la question et est directeur de recherches à l'INRA. Michel Meuret (<text:a xlink:type="simple" xlink:href="https://academic.microsoft.com/author/2035590844/publication/search?q=Michel%20Meuret&amp;qe=Composite(AA.AuId%253D2035590844)&amp;f=&amp;orderBy=0)" text:style-name="Internet_20_link" text:visited-style-name="Visited_20_Internet_20_Link">https://academic.microsoft.com/author/2035590844/publication/search?q=Michel%20Meuret&amp;qe=Composite(AA.AuId%253D2035590844)&amp;f=&amp;orderBy=0)</text:a> <text:span text:style-name="T30">passe</text:span> tout de même pour être plutôt spécialiste des herbivores que des canidés. Son point de vue peut être orienté par sa spécialité.<text:line-break/><text:line-break/><text:line-break/><text:line-break/><text:span text:style-name="T21">Consignes </text:span><text:span text:style-name="T22">à </text:span><text:span text:style-name="T23">donner</text:span><text:span text:style-name="T22"> aux participants</text:span></text:p>
      <text:p text:style-name="P9"><text:line-break/><text:span text:style-name="T26">Ces consignes sont à donner au fur et à mesure de l’avancée de l’atelier.</text:span></text:p>
      <text:p text:style-name="P21">Phase 1 : Ecoutez les objectifs de la séance et posez des questions aux animateurs si ces objectifs ne sont pas clairs.</text:p>
      <text:p text:style-name="P22">Phase 2 : Remplissez la première page du questionnaire en fournissant un pseudo (gardez ce pseudo pour vous) et en indiquant votre accord aux propositions qui suivent (entre 1 et 9)</text:p>
      <text:p text:style-name="P11"><text:span text:style-name="T20">Phase 3 : téléchargez le fichier </text:span><text:span text:style-name="T25">tirs aux loups.zip</text:span><text:span text:style-name="T20"> , décompressez le fichier. Cliquez sur les liens HTML pour accéder aux documents. Pour chaque document (les documents sont numérotés dans le fichier et sur le formulaire, veuillez indiquer un indice de crédibilité entre 1 et 9. Ne faites pas de recherche complémentaire sur Internet. Vous ne devez pour l’instant noter la crédibilité du site qu’en fonction de cette seule page.</text:span></text:p>
      <text:p text:style-name="P23">Phase 4 : Vérifiez que votre ordinateur est connecté à Internet et ouvrez un navigateur. Vous avez désormais les moyens de faire des vérifications complémentaires pour évaluer la crédibilité des auteurs, celle des médias qui ont publié les pages que vous avez examinées. Vous pouvez aussi tenter de trouver sur d’autres sites des éléments qui infirment ou confirment les énoncés des différents textes. Suite aux nouveaux éléments que vous aurez éventuellement pu trouver, sur la deuxième page du formulaire notez une nouvelle fois la crédibilité de chaque document/page web fournie au départ. Votre note peut avoir évolué ou être restée la même.</text:p>
      <text:p text:style-name="P22">Phase 5 : Les animateurs de la séance vont lancer une discussion sur la crédibilité de chaque site. Vous êtes invité.e à y participer avec les arguments de votre choix mais sans indiquer quelle note vous avez <text:soft-page-break/>donné à chaque texte. A l’issue de cette discussion, sur la troisième page du questionnaire, notez une nouvelle fois chaque document.</text:p>
      <text:p text:style-name="P14"><text:span text:style-name="T26">Phase 6 : Les animateurs ont affiché les moyennes obtenue par chaque évaluation par chaque document. Certaines de vos évaluations se trouvent-elles largement au-dessus ou en dessous de ces moyennes ? Y-a t-il un lien possible d’après vous entre votre réponse initiale à telle question portant sur vos valeurs et croyances et le fait que vous ayez évalué plus crédible ou moins crédible tel ou tel texte que la moyenne des participants ? Voulez-vous témoigner de cela à l’ensemble de la classe ? </text:span><text:line-break/><text:line-break/><text:line-break/><text:line-break/><text:span text:style-name="T34">Bibliographie</text:span></text:p>
      <text:p text:style-name="P14"><text:line-break/><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Serif1" svg:font-family="'Liberation Serif'" style:font-family-generic="roman"/>
    <style:font-face style:name="Thorndale1" svg:font-family="Thorndale" style:font-family-generic="roman"/>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ejaVu Sans" style:font-family-asian="'DejaVu Sans'"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ut-il-legaliser-la-chasse-au-loup-vo2av767</dc:title>
    <meta:initial-creator>Etherpad</meta:initial-creator>
    <meta:generator>LibreOffice/6.0.7.3$Windows_X86_64 LibreOffice_project/dc89aa7a9eabfd848af146d5086077aeed2ae4a5</meta:generator>
    <dc:date>2019-06-11T12:53:36.907000000</dc:date>
    <meta:editing-duration>PT1H10M3S</meta:editing-duration>
    <meta:editing-cycles>12</meta:editing-cycles>
    <meta:document-statistic meta:table-count="1" meta:image-count="0" meta:object-count="0" meta:page-count="8" meta:paragraph-count="67" meta:word-count="3642" meta:character-count="23466" meta:non-whitespace-character-count="19820"/>
    <meta:user-defined meta:name=""/>
    <meta:user-defined meta:name="ZOTERO_PREF_1">&lt;data data-version="3" zotero-version="5.0.66"&gt;&lt;session id="iJV8ePU6"/&gt;&lt;style id="http://www.zotero.org/styles/iso690-note-fr" hasBibliography="1" bibliographyStyleHasBeenSet="0"/&gt;&lt;prefs&gt;&lt;pref name="fieldType" value="ReferenceMark"/&gt;&lt;pref name="noteType" </meta:user-defined>
    <meta:user-defined meta:name="ZOTERO_PREF_2">value="1"/&gt;&lt;/prefs&gt;&lt;/data&gt;</meta:user-defined>
  </office:meta>
</office:document-meta>
</file>